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start"/>
      <style:text-properties fo:font-size="15pt" style:font-size-asian="15pt" style:font-size-complex="15pt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cm" svg:height="1.3cm" svg:x="1.2cm" svg:y="1.2cm">
          <text:p text:style-name="P1"><text:span text:style-name="T1">Confi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3cm" svg:height="0.6cm" svg:x="7.4cm" svg:y="1.6cm">
          <text:p text:style-name="P2"><text:span text:style-name="T2">$yum_vip_add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2cm" svg:height="0.6cm" svg:x="4cm" svg:y="1.6cm">
          <text:p text:style-name="P2"><text:span text:style-name="T2">$yum_root_pat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3cm" svg:height="0.6cm" svg:x="10.9cm" svg:y="1.6cm">
          <text:p text:style-name="P2"><text:span text:style-name="T2">$root_domai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6cm" svg:height="1.3cm" svg:x="1.2cm" svg:y="3.1cm">
          <text:p text:style-name="P1"><text:span text:style-name="T1">Nod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6cm" svg:height="1.3cm" svg:x="1.2cm" svg:y="4.8cm">
          <text:p text:style-name="P1"><text:span text:style-name="T1">Ro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6cm" svg:height="1.3cm" svg:x="1.2cm" svg:y="6.6cm">
          <text:p text:style-name="P1"><text:span text:style-name="T1">Module </text:span></text:p>
          <text:p text:style-name="P1"><text:span text:style-name="T1">Typ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6cm" svg:height="1.3cm" svg:x="1.2cm" svg:y="8.4cm">
          <text:p text:style-name="P1"><text:span text:style-name="T1">Module</text:span></text:p>
          <text:p text:style-name="P1"><text:span text:style-name="T1">Provid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5cm" svg:height="0.6cm" svg:x="4cm" svg:y="3.4cm">
          <text:p text:style-name="P2"><text:span text:style-name="T2">yum-mirror1.sy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6cm" svg:height="0.6cm" svg:x="8.1cm" svg:y="3.4cm">
          <text:p text:style-name="P2"><text:span text:style-name="T2">yum-mirror2.sy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cm" svg:height="0.6cm" svg:x="12.1cm" svg:y="3.4cm">
          <text:p text:style-name="P2"><text:span text:style-name="T2">www2.we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7cm" svg:height="0.6cm" svg:x="4.1cm" svg:y="7cm">
          <text:p text:style-name="P2"><text:span text:style-name="T2">web::vho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8cm" svg:height="0.6cm" svg:x="10.4cm" svg:y="5.2cm">
          <text:p text:style-name="P2"><text:span text:style-name="T2">web_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3cm" svg:height="0.6cm" svg:x="7.8cm" svg:y="5.2cm">
          <text:p text:style-name="P2"><text:span text:style-name="T2">vip_hol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7cm" svg:height="0.6cm" svg:x="4cm" svg:y="5.2cm">
          <text:p text:style-name="P2"><text:span text:style-name="T2">yum_sync_clie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cm" svg:height="0.6cm" svg:x="4.1cm" svg:y="8.7cm">
          <text:p text:style-name="P2"><text:span text:style-name="T2">apach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0.6cm" svg:x="6.3cm" svg:y="8.7cm">
          <text:p text:style-name="P2"><text:span text:style-name="T2">ngin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9cm" svg:height="0.6cm" svg:x="8.1cm" svg:y="8.7cm">
          <text:p text:style-name="P2"><text:span text:style-name="T2">iptabl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0.6cm" svg:x="10.2cm" svg:y="8.7cm">
          <text:p text:style-name="P2"><text:span text:style-name="T2">keepalive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7cm" svg:height="0.6cm" svg:x="12.9cm" svg:y="8.7cm">
          <text:p text:style-name="P2"><text:span text:style-name="T2">heartbea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cm" svg:height="0.6cm" svg:x="7cm" svg:y="7cm">
          <text:p text:style-name="P2"><text:span text:style-name="T2">firewall::filt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cm" svg:height="0.6cm" svg:x="10.3cm" svg:y="7cm">
          <text:p text:style-name="P2"><text:span text:style-name="T2">ha::vrrp_instanc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7cm" svg:y1="2.2cm" svg:x2="5.7cm" svg:y2="3.4cm">
          <text:p/>
        </draw:line>
        <draw:line draw:style-name="gr2" draw:text-style-name="P3" draw:layer="layout" svg:x1="9cm" svg:y1="2.2cm" svg:x2="5.8cm" svg:y2="3.4cm">
          <text:p/>
        </draw:line>
        <draw:line draw:style-name="gr2" draw:text-style-name="P3" draw:layer="layout" svg:x1="12cm" svg:y1="2.2cm" svg:x2="6.7cm" svg:y2="3.4cm">
          <text:p/>
        </draw:line>
        <draw:line draw:style-name="gr2" draw:text-style-name="P3" draw:layer="layout" svg:x1="12.5cm" svg:y1="2.2cm" svg:x2="13.4cm" svg:y2="3.4cm">
          <text:p/>
        </draw:line>
        <draw:line draw:style-name="gr2" draw:text-style-name="P3" draw:layer="layout" svg:x1="5.6cm" svg:y1="4cm" svg:x2="5.6cm" svg:y2="5.2cm">
          <text:p/>
        </draw:line>
        <draw:line draw:style-name="gr2" draw:text-style-name="P3" draw:layer="layout" svg:x1="5.9cm" svg:y1="4cm" svg:x2="8.2cm" svg:y2="5.2cm">
          <text:p/>
        </draw:line>
        <draw:line draw:style-name="gr2" draw:text-style-name="P3" draw:layer="layout" svg:x1="6.4cm" svg:y1="4cm" svg:x2="10.9cm" svg:y2="5.2cm">
          <text:p/>
        </draw:line>
        <draw:line draw:style-name="gr2" draw:text-style-name="P3" draw:layer="layout" svg:x1="13.2cm" svg:y1="4cm" svg:x2="11.9cm" svg:y2="5.2cm">
          <text:p/>
        </draw:line>
        <draw:line draw:style-name="gr2" draw:text-style-name="P3" draw:layer="layout" svg:x1="11.5cm" svg:y1="5.8cm" svg:x2="5.8cm" svg:y2="7cm">
          <text:p/>
        </draw:line>
        <draw:line draw:style-name="gr2" draw:text-style-name="P3" draw:layer="layout" svg:x1="11.8cm" svg:y1="5.8cm" svg:x2="8.9cm" svg:y2="7cm">
          <text:p/>
        </draw:line>
        <draw:line draw:style-name="gr2" draw:text-style-name="P3" draw:layer="layout" svg:x1="9cm" svg:y1="5.8cm" svg:x2="11.6cm" svg:y2="7cm">
          <text:p/>
        </draw:line>
        <draw:line draw:style-name="gr2" draw:text-style-name="P3" draw:layer="layout" svg:x1="5.6cm" svg:y1="7.6cm" svg:x2="5cm" svg:y2="8.7cm">
          <text:p/>
        </draw:line>
        <draw:line draw:style-name="gr2" draw:text-style-name="P3" draw:layer="layout" svg:x1="6cm" svg:y1="7.6cm" svg:x2="7.1cm" svg:y2="8.7cm">
          <text:p/>
        </draw:line>
        <draw:line draw:style-name="gr2" draw:text-style-name="P3" draw:layer="layout" svg:x1="8.8cm" svg:y1="7.6cm" svg:x2="8.9cm" svg:y2="8.7cm">
          <text:p/>
        </draw:line>
        <draw:line draw:style-name="gr2" draw:text-style-name="P3" draw:layer="layout" svg:x1="11.7cm" svg:y1="7.5cm" svg:x2="11.5cm" svg:y2="8.7cm">
          <text:p/>
        </draw:line>
        <draw:line draw:style-name="gr2" draw:text-style-name="P3" draw:layer="layout" svg:x1="12.3cm" svg:y1="7.6cm" svg:x2="13.7cm" svg:y2="8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SimSun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16T11:45:49</meta:creation-date>
    <dc:date>2013-04-16T14:39:02</dc:date>
    <meta:editing-duration>PT2H22M42S</meta:editing-duration>
    <meta:editing-cycles>1</meta:editing-cycles>
    <meta:document-statistic meta:object-count="38"/>
    <meta:generator>LibreOffice/3.6$MacOSX_x86 LibreOffice_project/2ef5aff-a6fb0ff-166bdff-cf087ad-0f1389</meta:generator>
  </office:meta>
</office:document-meta>
</file>